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81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3715a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fo:background-color="#f3715a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float" office:value="0.000001" calcext:value-type="float">
            <text:p>1E-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ume</text:p>
          </table:table-cell>
          <table:table-cell table:style-name="ce7" office:value-type="float" office:value="82166.632812" calcext:value-type="float">
            <text:p>82166.632812</text:p>
          </table:table-cell>
          <table:table-cell table:style-name="ce7" office:value-type="float" office:value="23625518" calcext:value-type="float">
            <text:p>23625518</text:p>
          </table:table-cell>
          <table:table-cell table:style-name="ce3" office:value-type="string" calcext:value-type="string">
            <text:p>xx</text:p>
          </table:table-cell>
          <table:table-cell table:style-name="ce4" table:formula="of:=[.C4]*[.$B$5]" office:value-type="float" office:value="0.00034503813323916" calcext:value-type="float">
            <text:p>0.000345038133239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ertia scale</text:p>
          </table:table-cell>
          <table:table-cell table:style-name="ce2" table:formula="of:=([.B2]*[.B3])/[.B4]" office:value-type="float" office:value="0.0000000000146044684920415" calcext:value-type="float">
            <text:p>1.46044684920415E-11</text:p>
          </table:table-cell>
          <table:table-cell table:style-name="ce7" office:value-type="float" office:value="78966656" calcext:value-type="float">
            <text:p>78966656</text:p>
          </table:table-cell>
          <table:table-cell table:style-name="ce3" office:value-type="string" calcext:value-type="string">
            <text:p>yy</text:p>
          </table:table-cell>
          <table:table-cell table:style-name="ce4" table:formula="of:=[.C5]*[.$B$5]" office:value-type="float" office:value="0.00115326603947388" calcext:value-type="float">
            <text:p>0.0011532660394738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64717532" calcext:value-type="float">
            <text:p>64717532</text:p>
          </table:table-cell>
          <table:table-cell table:style-name="ce3" office:value-type="string" calcext:value-type="string">
            <text:p>zz</text:p>
          </table:table-cell>
          <table:table-cell table:style-name="ce4" table:formula="of:=[.C6]*[.$B$5]" office:value-type="float" office:value="0.00094516515697669" calcext:value-type="float">
            <text:p>0.0009451651569766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189.556946" calcext:value-type="float">
            <text:p>189.556946</text:p>
          </table:table-cell>
          <table:table-cell table:style-name="ce3" office:value-type="string" calcext:value-type="string">
            <text:p>xy</text:p>
          </table:table-cell>
          <table:table-cell table:style-name="ce4" table:formula="of:=[.C7]*[.$B$5]" office:value-type="float" office:value="0.00000000276837844530462" calcext:value-type="float">
            <text:p>0.0000000027683784453046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186.165573" calcext:value-type="float">
            <text:p>186.165573</text:p>
          </table:table-cell>
          <table:table-cell table:style-name="ce3" office:value-type="string" calcext:value-type="string">
            <text:p>xz</text:p>
          </table:table-cell>
          <table:table-cell table:style-name="ce4" table:formula="of:=[.C8]*[.$B$5]" office:value-type="float" office:value="0.00000000271884924518136" calcext:value-type="float">
            <text:p>0.0000000027188492451813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318.298767" calcext:value-type="float">
            <text:p>318.298767</text:p>
          </table:table-cell>
          <table:table-cell table:style-name="ce3" office:value-type="string" calcext:value-type="string">
            <text:p>yz</text:p>
          </table:table-cell>
          <table:table-cell table:style-name="ce4" table:formula="of:=[.C9]*[.$B$5]" office:value-type="float" office:value="0.00000000464858431370717" calcext:value-type="float">
            <text:p>0.00000000464858431370717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-0.000420 -0.000049 20.225052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9:05:54.121421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49:34.631312010</meta:creation-date>
    <dc:date>2020-12-17T19:17:42.013029678</dc:date>
    <meta:editing-duration>PT6H21M30S</meta:editing-duration>
    <meta:editing-cycles>8</meta:editing-cycles>
    <meta:generator>LibreOffice/6.0.7.3$Linux_X86_64 LibreOffice_project/00m0$Build-3</meta:generator>
    <meta:document-statistic meta:table-count="1" meta:cell-count="27" meta:object-count="0"/>
    <meta:user-defined meta:name="qrichtext">1</meta:user-defined>
  </office:meta>
</office:document-meta>
</file>